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.4165in" fo:margin-right="0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/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S541<text:span text:style-name="T1"> </text:span>Project 3</text:h>
      <text:h text:style-name="Heading_20_2" text:outline-level="2">Synopsis</text:h>
      <text:p text:style-name="P1">Implement shadows using a two-pass shadow map algorithm.</text:p>
      <text:h text:style-name="Heading_20_2" text:outline-level="2">Instructions</text:h>
      <text:p text:style-name="Standard"><text:span text:style-name="T2">This project comes with a framework which implements a two-pass rendering algorithm, with an FBO containing a texture map that serves as output of the first pass and input to the second pass. <text:s/>As distributed, the shaders for pass 1 write nothing useful to that texture map, and the shaders for pass 2 do nothing with its content. <text:s/>The pass 2 shaders do implement an extremely simple “dot-product” lighting. The finished project will include:</text:span></text:p>
      <text:list xml:id="list1143483457" text:style-name="L1">
        <text:list-item>
          <text:p text:style-name="P3"><text:span text:style-name="T2">Pass 1 </text:span><text:span text:style-name="T2">GLSL </text:span><text:span text:style-name="T2">shaders which produce a </text:span><text:span text:style-name="T2">shadow map (depth) texture</text:span></text:p>
        </text:list-item>
        <text:list-item>
          <text:p text:style-name="P3"><text:span text:style-name="T2">Pass 2 GLSL shaders which will use th</text:span><text:span text:style-name="T2">at</text:span><text:span text:style-name="T2"> shadow map texture to determine if a pixel is shadowed or not, and then calculate the appropriate Phong lighting.</text:span></text:p>
        </text:list-item>
        <text:list-item>
          <text:p text:style-name="P4">Some C++ code in DrawScene to produce the shadow-mapping transformation.</text:p>
        </text:list-item>
      </text:list>
      <text:p text:style-name="P1">Details for each piece follow.</text:p>
      <text:h text:style-name="Heading_20_2" text:outline-level="2">Removing shadow-acne</text:h>
      <text:p text:style-name="P1">Once you get basic shadow-mapping working, experiment <text:s/>with removing the shadow-acne. <text:s/>Several such methods are:</text:p>
      <text:list xml:id="list1207192322" text:style-name="L2">
        <text:list-item>
          <text:p text:style-name="P5"><text:span text:style-name="T4">Front face culling while generating the shadow map:</text:span> Enable front-face culling by surrounding the drawing call with glEnable/glDisable:<text:line-break/><text:tab/><text:span text:style-name="T4">glEnable(GL_CULL_FACE)<text:line-break/><text:tab/>glCullFace(GL_FRONT)<text:line-break/><text:tab/>glCallList(scene.sceneDL)<text:line-break/><text:tab/>glDisable(GL_CULL_FACE)</text:span>) <text:line-break/>You may wish to enable/disable this via a boolean controlled by the keyboard.</text:p>
        </text:list-item>
        <text:list-item>
          <text:p text:style-name="P5"><text:span text:style-name="T4">Shadow depth offset:</text:span> Instead of comparing two depths for equality (always folly with floating point numbers), add a small offset to compensate for slight roundoff errors.</text:p>
        </text:list-item>
      </text:list>
      <text:h text:style-name="Heading_20_2" text:outline-level="2">Project Report</text:h>
      <text:p text:style-name="Standard">Submit a project report in a file named <text:span text:style-name="T4">report.txt, </text:span><text:span text:style-name="T2">(or report.doc or report.odt, …) the both describes you implementation, and more importantly, describes your experiments and result with removing shadow-acne.</text:span></text:p>
      <text:h text:style-name="Heading_20_2" text:outline-level="2">Grading Basis</text:h>
      <text:p text:style-name="P2">Grading will be on a 100 point basis, with the following distribution:</text:p>
      <text:list xml:id="list1301705874" text:style-name="L3">
        <text:list-item>
          <text:p text:style-name="P6"><text:span text:style-name="T3">Accuracy:</text:span> 70%, judgment based on looking at the results on the screen.</text:p>
        </text:list-item>
        <text:list-item>
          <text:p text:style-name="P6"><text:span text:style-name="T4">Removing acne</text:span>: 20%, based mostly evidence in your project report of what you tried and your judgment of how well it worked.</text:p>
        </text:list-item>
        <text:list-item>
          <text:p text:style-name="P6"><text:span text:style-name="T5">Code:</text:span><text:span text:style-name="T2"> </text:span><text:span text:style-name="T2">1</text:span><text:span text:style-name="T2">0%, judgment based on looking at the code for proper implementation and reasonable commenting practices.</text:span></text:p>
        </text:list-item>
      </text:list>
      <text:h text:style-name="P8" text:outline-level="2">Pass 1</text:h>
      <text:p text:style-name="Standard">Pass 1 must produce, as output at each pixel, the depth of light penetration into the scene. <text:s/>The depth must be calculated in the vertex shader, interpolated to each pixel via a varying variable, and written out <text:s/>by the fragment shader.</text:p>
      <text:h text:style-name="Heading_20_2" text:outline-level="2">Between passes</text:h>
      <text:p text:style-name="Standard">The transformation which converts from screen coordinates to light coordinates must be produced and made available to the pass2 shaders. <text:s/>This transformation is the product <draw:frame draw:style-name="fr1" draw:name="Object1" text:anchor-type="as-char" svg:width="2.652in" svg:height="0.2319in" draw:z-index="0"><draw:object xlink:href="./Object 1" xlink:type="simple" xlink:show="embed" xlink:actuate="onLoad"/><draw:image xlink:href="./ObjectReplacements/Object 1" xlink:type="simple" xlink:show="embed" xlink:actuate="onLoad"/></draw:frame>. <text:s/>You can find code to produce each of those matrices in <text:s/>procedure <text:span text:style-name="T4">DrawScene </text:span><text:span text:style-name="T2">in file </text:span><text:span text:style-name="T4">scene.cpp</text:span><text:span text:style-name="T2">, and you can use the graphics card machinery to do the multiplication, and make the result available to the pass2 shaders.</text:span></text:p>
      <text:h text:style-name="Heading_20_2" text:outline-level="2">Pass 2</text:h>
      <text:p text:style-name="Standard">Pass two, computes each pixel's coordinate in the light's coordinate system. <text:s/>Call this quantity shadowCoord. <text:s/>ShadowCoord's (X,Y)/W is used to lookup a depth from the shadow map which is compared to <text:s/>shadowCoord's depth to determine shadow/not-shadow. <text:s/>The efficient way to calculate <text:s/>shadowCoord, is to calculate it in the vertex shader, and let a varying variable interpolate it to each pixel.</text:p>
      <text:h text:style-name="Heading_20_3" text:outline-level="3">Vertex Shader</text:h>
      <text:p text:style-name="Standard">Shadow coordinate is calculated into a varying variable as:</text:p>
      <text:p text:style-name="Standard"><text:tab/>shadowCoord = ShadowTransformation * gl_ModelViewMatrix * gl_Vertex</text:p>
      <text:h text:style-name="Heading_20_3" text:outline-level="3">Fragment Shader</text:h>
      <text:p text:style-name="Standard">Lookup the shadow texture using projection (i.e., homogeneous) coordinates. <text:s/>Either</text:p>
      <text:p text:style-name="Standard"><text:tab/>texture2D(depthTexture, <text:s/>shadowCoord.xy/ shadowCoord.w)</text:p>
      <text:p text:style-name="Standard">or let the texture lookup do the h-division:</text:p>
      <text:p text:style-name="Standard"><text:tab/>texture2DProj(depthTexture, <text:s/>shadowCoord).</text:p>
      <text:p text:style-name="Standard">You should first check that the lookup coordinate falls within the texture coordinate bounds <text:s/>(<draw:frame draw:style-name="fr1" draw:name="Object2" text:anchor-type="as-char" svg:width="0.8252in" svg:height="0.1846in" draw:z-index="1"><draw:object xlink:href="./Object 2" xlink:type="simple" xlink:show="embed" xlink:actuate="onLoad"/><draw:image xlink:href="./ObjectReplacements/Object 2" xlink:type="simple" xlink:show="embed" xlink:actuate="onLoad"/></draw:frame>, and <draw:frame draw:style-name="fr1" draw:name="Object3" text:anchor-type="as-char" svg:width="0.839in" svg:height="0.1846in" draw:z-index="2"><draw:object xlink:href="./Object 3" xlink:type="simple" xlink:show="embed" xlink:actuate="onLoad"/><draw:image xlink:href="./ObjectReplacements/Object 3" xlink:type="simple" xlink:show="embed" xlink:actuate="onLoad"/></draw:frame>), and do something appropriate if not.</text:p>
      <text:p text:style-name="Standard">The depth comparison between the light's depth (from the texture lookup) and the pixel's depth (from shadowCoord) determines shadow/no-shadow, and the Phong lighting calculation can proceed according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2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align="center" style:justify-single-word="false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5in" fo:margin-right="0in" fo:margin-top="0in" fo:margin-bottom="0in" fo:text-align="start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1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1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1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1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1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1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1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1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1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1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CS350 Project 2</dc:title>
    <meta:initial-creator>xli</meta:initial-creator>
    <meta:creation-date>2004-05-24T12:06:00</meta:creation-date>
    <dc:date>2012-03-21T13:30:51</dc:date>
    <meta:print-date>2009-01-29T08:44:23</meta:print-date>
    <meta:editing-cycles>78</meta:editing-cycles>
    <meta:editing-duration>P1DT18H48M52S</meta:editing-duration>
    <meta:document-statistic meta:table-count="0" meta:image-count="0" meta:object-count="3" meta:page-count="2" meta:paragraph-count="37" meta:word-count="586" meta:character-count="3859" meta:non-whitespace-character-count="32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text>ShadowTransformation</mtext>
      <mrow>
        <mi/>
        <mo stretchy="false">=</mo>
        <mi/>
      </mrow>
      <mi>B</mi>
      <msub>
        <mi>P</mi>
        <mi>L</mi>
      </msub>
      <msub>
        <mi>V</mi>
        <mi>L</mi>
      </msub>
      <msup>
        <mi>V</mi>
        <mrow>
          <mo stretchy="false">−</mo>
          <mn>1</mn>
        </mrow>
      </msup>
    </mrow>
    <annotation encoding="StarMath 5.0">"ShadowTransformation" `=` B P_L V_L V^-1</annotation>
  </semantics>
</math>
</file>

<file path=Object 2/content.xml><?xml version="1.0" encoding="utf-8"?>
<math xmlns="http://www.w3.org/1998/Math/MathML">
  <semantics>
    <mrow>
      <mrow>
        <mn>0</mn>
        <mi mathvariant="normal">≤</mi>
        <mrow>
          <mi>x</mi>
          <mi mathvariant="normal">/</mi>
          <mi>w</mi>
        </mrow>
      </mrow>
      <mi mathvariant="normal">≤</mi>
      <mn>1</mn>
    </mrow>
    <annotation encoding="StarMath 5.0">0&lt;=x/w&lt;=1</annotation>
  </semantics>
</math>
</file>

<file path=Object 3/content.xml><?xml version="1.0" encoding="utf-8"?>
<math xmlns="http://www.w3.org/1998/Math/MathML">
  <semantics>
    <mrow>
      <mrow>
        <mn>0</mn>
        <mi mathvariant="normal">≤</mi>
        <mrow>
          <mi>y</mi>
          <mi mathvariant="normal">/</mi>
          <mi>w</mi>
        </mrow>
      </mrow>
      <mi mathvariant="normal">≤</mi>
      <mn>1</mn>
    </mrow>
    <annotation encoding="StarMath 5.0">0&lt;=y/w&lt;=1</annotation>
  </semantics>
</math>
</file>